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4cm" fo:min-width="0cm"/>
    </style:style>
    <style:style style:name="gr3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275cm"/>
    </style:style>
    <style:style style:name="gr5" style:family="graphic" style:parent-style-name="objectwithoutfill">
      <style:graphic-properties svg:stroke-width="0.102cm" draw:marker-start="Arrow" draw:marker-start-width="0.254cm" draw:marker-end="Arrow" draw:marker-end-width="0.254cm" draw:fill="none" draw:textarea-horizontal-align="center" draw:textarea-vertical-align="middle" fo:padding-top="0.051cm" fo:padding-bottom="0.051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4.58cm"/>
    </style:style>
    <style:style style:name="gr8" style:family="graphic" style:parent-style-name="standard">
      <style:graphic-properties svg:stroke-width="0.102cm" svg:stroke-color="#000000" draw:marker-start="Arrow" draw:marker-start-width="0.305cm" draw:marker-end="Arrow" draw:marker-end-width="0.305cm" draw:textarea-horizontal-align="center" draw:textarea-vertical-align="middle" fo:padding-top="0.051cm" fo:padding-bottom="0.051cm" fo:padding-left="0.051cm" fo:padding-right="0.0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1.2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3.715cm"/>
    </style:style>
    <style:style style:name="gr11" style:family="graphic" style:parent-style-name="objectwithoutfill">
      <style:graphic-properties svg:stroke-width="0.102cm" svg:stroke-color="#ff3333" draw:marker-start="Arrow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3.8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1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802cm"/>
    </style:style>
    <style:style style:name="gr15" style:family="graphic" style:parent-style-name="objectwithoutfill">
      <style:graphic-properties svg:stroke-width="0.102cm" draw:marker-start="Arrow" draw:marker-start-width="0.305cm" draw:marker-end="Arrow" draw:marker-end-width="0.305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294cm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erif'" style:font-style-name="Regular" style:font-family-generic="roman"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Bitstream Vera Serif'" style:font-style-name="Regular" style:font-family-generic="roman" fo:font-size="16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 fo:font-weight="bold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fo:font-family="'Bitstream Vera Serif'" style:font-style-name="Regular" style:font-family-generic="roman" fo:font-size="16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family="'Bitstream Vera Serif'" style:font-style-name="Bold" style:font-family-generic="roman" fo:font-size="14pt" fo:font-weight="bold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font-family="'Bitstream Vera Serif'" style:font-style-name="Bold" style:font-family-generic="roman" fo:font-size="12pt" fo:font-weight="bold" style:font-size-asian="12pt" style:font-size-complex="12pt"/>
    </style:style>
    <style:style style:name="T1" style:family="text">
      <style:text-properties fo:font-family="'Bitstream Vera Serif'" style:font-style-name="Regular" style:font-family-generic="roman" fo:font-size="12pt" style:font-size-asian="12pt" style:font-size-complex="12pt"/>
    </style:style>
    <style:style style:name="T2" style:family="text">
      <style:text-properties fo:font-family="'Bitstream Vera Serif'" style:font-style-name="Regular" style:font-family-generic="roman" fo:font-size="16pt" style:font-size-asian="18pt" style:font-size-complex="18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family="'Bitstream Vera Serif'" style:font-style-name="Regular" style:font-family-generic="roman" fo:font-size="16pt" style:font-size-asian="24pt" style:font-size-complex="24pt"/>
    </style:style>
    <style:style style:name="T5" style:family="text">
      <style:text-properties fo:color="#212224" style:text-outline="false" style:text-line-through-style="none" fo:font-family="'Bitstream Vera Serif'" style:font-style-name="Regular" style:font-family-generic="roman" fo:font-size="16pt" fo:font-style="normal" fo:text-shadow="none" style:text-underline-style="none" fo:font-weight="normal" style:letter-kerning="true" style:font-family-asian="Lato-Regular" style:font-size-asian="24pt" style:font-style-asian="normal" style:font-weight-asian="normal" style:font-family-complex="Lat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Bitstream Vera Serif'" style:font-style-name="Bold" style:font-family-generic="roman" fo:font-size="14pt" fo:font-weight="bold" style:font-size-asian="14pt" style:font-size-complex="14pt"/>
    </style:style>
    <style:style style:name="T7" style:family="text">
      <style:text-properties fo:color="#212224" style:text-outline="false" style:text-line-through-style="none" fo:font-family="'Bitstream Vera Serif'" style:font-style-name="Regular" style:font-family-generic="roman" fo:font-size="12pt" fo:font-style="normal" fo:text-shadow="none" style:text-underline-style="none" fo:font-weight="normal" style:letter-kerning="true" style:font-family-asian="Lato-Regular" style:font-size-asian="12pt" style:font-style-asian="normal" style:font-weight-asian="normal" style:font-family-complex="Lat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'Bitstream Vera Serif'" style:font-style-name="Bold" style:font-family-generic="roman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1.457cm" svg:x="1.508cm" svg:y="1.2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29cm" svg:height="1.243cm" svg:x="1.508cm" svg:y="1.427cm">
          <draw:text-box>
            <text:p><text:span text:style-name="T1">From Emulab</text:span></text:p>
            <text:p text:style-name="P1"><text:span text:style-name="T1">(procurve1)</text:span></text:p>
          </draw:text-box>
        </draw:frame>
        <draw:rect draw:style-name="gr3" draw:text-style-name="P1" draw:layer="layout" svg:width="3.302cm" svg:height="1.764cm" svg:x="1.508cm" svg:y="4.434cm">
          <text:p/>
        </draw:rect>
        <draw:frame draw:style-name="gr4" draw:text-style-name="P4" draw:layer="layout" svg:width="2.775cm" svg:height="1.568cm" svg:x="1.778cm" svg:y="4.619cm">
          <draw:text-box>
            <text:p text:style-name="P3"><text:span text:style-name="T2">Cisco13</text:span></text:p>
            <text:p text:style-name="P3"><text:span text:style-name="T2">(2960s)</text:span></text:p>
          </draw:text-box>
        </draw:frame>
        <draw:line draw:style-name="gr5" draw:text-style-name="P1" draw:layer="layout" svg:x1="3.286cm" svg:y1="4.429cm" svg:x2="3.286cm" svg:y2="2.651cm">
          <text:p/>
        </draw:line>
        <draw:frame draw:style-name="gr6" draw:text-style-name="P6" draw:layer="layout" svg:width="1.954cm" svg:height="0.806cm" svg:x="1.713cm" svg:y="3.115cm">
          <draw:text-box>
            <text:p text:style-name="P5"><text:span text:style-name="T3">10Gb</text:span></text:p>
          </draw:text-box>
        </draw:frame>
        <draw:rect draw:style-name="gr3" draw:text-style-name="P1" draw:layer="layout" svg:width="5.08cm" svg:height="1.778cm" svg:x="8.366cm" svg:y="2.388cm" draw:corner-radius="0.5cm">
          <text:p/>
        </draw:rect>
        <draw:frame draw:style-name="gr7" draw:text-style-name="P7" draw:layer="layout" svg:width="5.08cm" svg:height="1.563cm" svg:x="8.493cm" svg:y="2.476cm">
          <draw:text-box>
            <text:p text:style-name="P3"><text:span text:style-name="T4">enodeb01-08 </text:span></text:p>
            <text:p text:style-name="P1"><text:span text:style-name="T4">(</text:span><text:span text:style-name="T5">ip.access E-40</text:span><text:span text:style-name="T4">)</text:span></text:p>
          </draw:text-box>
        </draw:frame>
        <draw:line draw:style-name="gr8" draw:text-style-name="P1" draw:layer="layout" svg:x1="8.366cm" svg:y1="3.404cm" svg:x2="4.81cm" svg:y2="5.182cm">
          <text:p/>
        </draw:line>
        <draw:frame draw:style-name="gr9" draw:text-style-name="P8" draw:layer="layout" svg:width="1.761cm" svg:height="0.836cm" svg:x="5.335cm" svg:y="3.404cm">
          <draw:text-box>
            <text:p text:style-name="P5"><text:span text:style-name="T6">1Gb</text:span></text:p>
          </draw:text-box>
        </draw:frame>
        <draw:rect draw:style-name="gr3" draw:text-style-name="P1" draw:layer="layout" svg:width="5.08cm" svg:height="1.778cm" svg:x="8.366cm" svg:y="6.198cm" draw:corner-radius="0.5cm">
          <text:p/>
        </draw:rect>
        <draw:frame draw:style-name="gr10" draw:text-style-name="P7" draw:layer="layout" svg:width="4.926cm" svg:height="1.563cm" svg:x="8.393cm" svg:y="6.334cm">
          <draw:text-box>
            <text:p text:style-name="P3"><text:span text:style-name="T4">nuc1-nuc12</text:span></text:p>
            <text:p><text:span text:style-name="T4">(</text:span><text:span text:style-name="T5">Intel NUC 5i5</text:span><text:span text:style-name="T4">)</text:span></text:p>
          </draw:text-box>
        </draw:frame>
        <draw:frame draw:style-name="gr9" draw:text-style-name="P8" draw:layer="layout" svg:width="1.761cm" svg:height="0.836cm" svg:x="5.335cm" svg:y="6.133cm">
          <draw:text-box>
            <text:p text:style-name="P5"><text:span text:style-name="T6">1Gb</text:span></text:p>
          </draw:text-box>
        </draw:frame>
        <draw:line draw:style-name="gr8" draw:text-style-name="P1" draw:layer="layout" svg:x1="8.366cm" svg:y1="7.087cm" svg:x2="4.81cm" svg:y2="5.182cm">
          <text:p/>
        </draw:line>
        <draw:polyline draw:style-name="gr11" draw:text-style-name="P1" draw:layer="layout" svg:width="5.206cm" svg:height="1.269cm" svg:x="3.159cm" svg:y="6.198cm" svg:viewBox="0 0 5207 1270" draw:points="0,0 0,1270 5207,1270">
          <text:p/>
        </draw:polyline>
        <draw:frame draw:style-name="gr12" draw:text-style-name="P8" draw:layer="layout" svg:width="4.301cm" svg:height="0.836cm" svg:x="2.922cm" svg:y="7.657cm">
          <draw:text-box>
            <text:p text:style-name="P5"><text:span text:style-name="T6">1Gb Control</text:span></text:p>
          </draw:text-box>
        </draw:frame>
        <draw:rect draw:style-name="gr3" draw:text-style-name="P1" draw:layer="layout" svg:width="3.683cm" svg:height="1.764cm" svg:x="14.716cm" svg:y="4.189cm">
          <text:p/>
        </draw:rect>
        <draw:frame draw:style-name="gr13" draw:text-style-name="P4" draw:layer="layout" svg:width="3.944cm" svg:height="1.513cm" svg:x="14.578cm" svg:y="4.313cm">
          <draw:text-box>
            <text:p text:style-name="P3"><text:span text:style-name="T2">patten1</text:span></text:p>
            <text:p><text:span text:style-name="T1">(</text:span><text:span text:style-name="T7">JFW 50PA-960</text:span><text:span text:style-name="T1">)</text:span></text:p>
          </draw:text-box>
        </draw:frame>
        <draw:rect draw:style-name="gr3" draw:text-style-name="P1" draw:layer="layout" svg:width="4.429cm" svg:height="1.778cm" svg:x="21.844cm" svg:y="4.175cm" draw:corner-radius="0.5cm">
          <text:p/>
        </draw:rect>
        <draw:frame draw:style-name="gr10" draw:text-style-name="P7" draw:layer="layout" svg:width="4.282cm" svg:height="1.563cm" svg:x="21.955cm" svg:y="4.272cm">
          <draw:text-box>
            <text:p text:style-name="P3"><text:span text:style-name="T4">nexus 1-28</text:span></text:p>
            <text:p><text:span text:style-name="T4">(</text:span><text:span text:style-name="T5">LG Nexus 5</text:span><text:span text:style-name="T4">)</text:span></text:p>
          </draw:text-box>
        </draw:frame>
        <draw:line draw:style-name="gr8" draw:text-style-name="P1" draw:layer="layout" svg:x1="21.828cm" svg:y1="5.191cm" svg:x2="18.399cm" svg:y2="5.191cm">
          <text:p/>
        </draw:line>
        <draw:frame draw:style-name="gr14" draw:text-style-name="P10" draw:layer="layout" svg:width="3.302cm" svg:height="0.836cm" svg:x="18.653cm" svg:y="4.429cm">
          <draw:text-box>
            <text:p text:style-name="P9"><text:span text:style-name="T8">28x2.3GHz</text:span></text:p>
          </draw:text-box>
        </draw:frame>
        <draw:polyline draw:style-name="gr15" draw:text-style-name="P1" draw:layer="layout" svg:width="2.92cm" svg:height="1.015cm" svg:x="13.446cm" svg:y="3.159cm" svg:viewBox="0 0 2921 1016" draw:points="0,0 2921,0 2921,1016">
          <text:p/>
        </draw:polyline>
        <draw:polyline draw:style-name="gr15" draw:text-style-name="P1" draw:layer="layout" svg:width="2.92cm" svg:height="1.015cm" svg:x="13.446cm" svg:y="5.953cm" svg:viewBox="0 0 2921 1016" draw:points="0,1016 2921,1016 2921,0">
          <text:p/>
        </draw:polyline>
        <draw:frame draw:style-name="gr16" draw:text-style-name="P10" draw:layer="layout" svg:width="2.784cm" svg:height="0.836cm" svg:x="13.954cm" svg:y="2.397cm">
          <draw:text-box>
            <text:p text:style-name="P9"><text:span text:style-name="T8">8x2.3GHz</text:span></text:p>
          </draw:text-box>
        </draw:frame>
        <draw:frame draw:style-name="gr17" draw:text-style-name="P10" draw:layer="layout" svg:width="3.08cm" svg:height="0.836cm" svg:x="13.827cm" svg:y="7.149cm">
          <draw:text-box>
            <text:p text:style-name="P9"><text:span text:style-name="T8">12x2.3GH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igh Stoller</meta:initial-creator>
    <meta:creation-date>2016-01-14T17:35:06</meta:creation-date>
    <dc:date>2016-01-15T09:12:29</dc:date>
    <dc:creator>Leigh Stoller</dc:creator>
    <meta:editing-duration>PT13H31M59S</meta:editing-duration>
    <meta:editing-cycles>16</meta:editing-cycles>
    <meta:generator>OpenOffice/4.1.0$Unix OpenOffice.org_project/410m18$Build-9764</meta:generator>
    <meta:document-statistic meta:object-count="26"/>
  </office:meta>
</office:document-meta>
</file>